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Solar Module Model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Current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/>
        </table:table-row>
        <table:table-row table:style-name="ro1">
          <table:table-cell office:value-type="string">
            <text:p>VT</text:p>
          </table:table-cell>
          <table:table-cell table:formula="oooc:=0.026*[.$B$12]" office:value-type="float" office:value="17.5658833211312">
            <text:p>1.76E+001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ooc:=[.$B$3]-[.E2]*[.$B$10]+[.$B$2]*LN(1-[.E2]/[.$B$4])" office:value-type="float" office:value="91.8">
            <text:p>91.8</text:p>
          </table:table-cell>
          <table:table-cell table:formula="oooc:=[.E2]*[.F2]" office:value-type="float" office:value="0">
            <text:p>0</text:p>
          </table:table-cell>
          <table:table-cell>
            <draw:frame table:end-cell-address="Sheet1.R45" table:end-x="1.93cm" table:end-y="0.149cm" draw:z-index="0" draw:style-name="gr1" svg:width="24.511cm" svg:height="19.456cm" svg:x="0.001cm" svg:y="0.038cm">
              <draw:object draw:notify-on-update-of-ranges="Sheet1.E2:Sheet1.E30 Sheet1.F2:Sheet1.F30 Sheet1.E2:Sheet1.E30 Sheet1.G2:Sheet1.G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oc</text:p>
          </table:table-cell>
          <table:table-cell office:value-type="float" office:value="91.8">
            <text:p>9.18E+001</text:p>
          </table:table-cell>
          <table:table-cell/>
          <table:table-cell table:formula="oooc:=[.D2]+1" office:value-type="float" office:value="1">
            <text:p>1</text:p>
          </table:table-cell>
          <table:table-cell table:formula="oooc:=[.$B$4]/20*[.D3]" office:value-type="float" office:value="0.0595">
            <text:p>0.06</text:p>
          </table:table-cell>
          <table:table-cell table:formula="oooc:=[.$B$3]-[.E3]*[.$B$10]+[.$B$2]*LN(1-[.E3]/[.$B$4])" office:value-type="float" office:value="90.8989879756319">
            <text:p>90.9</text:p>
          </table:table-cell>
          <table:table-cell table:formula="oooc:=[.E3]*[.F3]" office:value-type="float" office:value="5.4084897845501">
            <text:p>5.41</text:p>
          </table:table-cell>
          <table:table-cell/>
        </table:table-row>
        <table:table-row table:style-name="ro1">
          <table:table-cell office:value-type="string">
            <text:p>Isc</text:p>
          </table:table-cell>
          <table:table-cell office:value-type="float" office:value="1.19">
            <text:p>1.19E+000</text:p>
          </table:table-cell>
          <table:table-cell/>
          <table:table-cell table:formula="oooc:=[.D3]+1" office:value-type="float" office:value="2">
            <text:p>2</text:p>
          </table:table-cell>
          <table:table-cell table:formula="oooc:=[.$B$4]/20*[.D4]" office:value-type="float" office:value="0.119">
            <text:p>0.12</text:p>
          </table:table-cell>
          <table:table-cell table:formula="oooc:=[.$B$3]-[.E4]*[.$B$10]+[.$B$2]*LN(1-[.E4]/[.$B$4])" office:value-type="float" office:value="89.9492494753004">
            <text:p>89.95</text:p>
          </table:table-cell>
          <table:table-cell table:formula="oooc:=[.E4]*[.F4]" office:value-type="float" office:value="10.7039606875607">
            <text:p>10.7</text:p>
          </table:table-cell>
          <table:table-cell/>
        </table:table-row>
        <table:table-row table:style-name="ro1">
          <table:table-cell office:value-type="string">
            <text:p>Vm</text:p>
          </table:table-cell>
          <table:table-cell office:value-type="float" office:value="67">
            <text:p>6.70E+001</text:p>
          </table:table-cell>
          <table:table-cell/>
          <table:table-cell table:formula="oooc:=[.D4]+1" office:value-type="float" office:value="3">
            <text:p>3</text:p>
          </table:table-cell>
          <table:table-cell table:formula="oooc:=[.$B$4]/20*[.D5]" office:value-type="float" office:value="0.1785">
            <text:p>0.18</text:p>
          </table:table-cell>
          <table:table-cell table:formula="oooc:=[.$B$3]-[.E5]*[.$B$10]+[.$B$2]*LN(1-[.E5]/[.$B$4])" office:value-type="float" office:value="88.9452114469669">
            <text:p>88.95</text:p>
          </table:table-cell>
          <table:table-cell table:formula="oooc:=[.E5]*[.F5]" office:value-type="float" office:value="15.8767202432836">
            <text:p>15.88</text:p>
          </table:table-cell>
          <table:table-cell/>
        </table:table-row>
        <table:table-row table:style-name="ro1">
          <table:table-cell office:value-type="string">
            <text:p>Im</text:p>
          </table:table-cell>
          <table:table-cell office:value-type="float" office:value="0.9">
            <text:p>9.00E-001</text:p>
          </table:table-cell>
          <table:table-cell/>
          <table:table-cell table:formula="oooc:=[.D5]+1" office:value-type="float" office:value="4">
            <text:p>4</text:p>
          </table:table-cell>
          <table:table-cell table:formula="oooc:=[.$B$4]/20*[.D6]" office:value-type="float" office:value="0.238">
            <text:p>0.24</text:p>
          </table:table-cell>
          <table:table-cell table:formula="oooc:=[.$B$3]-[.E6]*[.$B$10]+[.$B$2]*LN(1-[.E6]/[.$B$4])" office:value-type="float" office:value="87.8802864137517">
            <text:p>87.88</text:p>
          </table:table-cell>
          <table:table-cell table:formula="oooc:=[.E6]*[.F6]" office:value-type="float" office:value="20.9155081664729">
            <text:p>20.92</text:p>
          </table:table-cell>
          <table:table-cell/>
        </table:table-row>
        <table:table-row table:style-name="ro1">
          <table:table-cell table:number-columns-repeated="3"/>
          <table:table-cell table:formula="oooc:=[.D6]+1" office:value-type="float" office:value="5">
            <text:p>5</text:p>
          </table:table-cell>
          <table:table-cell table:formula="oooc:=[.$B$4]/20*[.D7]" office:value-type="float" office:value="0.2975">
            <text:p>0.3</text:p>
          </table:table-cell>
          <table:table-cell table:formula="oooc:=[.$B$3]-[.E7]*[.$B$10]+[.$B$2]*LN(1-[.E7]/[.$B$4])" office:value-type="float" office:value="86.7466102817308">
            <text:p>86.75</text:p>
          </table:table-cell>
          <table:table-cell table:formula="oooc:=[.E7]*[.F7]" office:value-type="float" office:value="25.8071165588149">
            <text:p>25.81</text:p>
          </table:table-cell>
          <table:table-cell/>
        </table:table-row>
        <table:table-row table:style-name="ro1">
          <table:table-cell office:value-type="string">
            <text:p>VK</text:p>
          </table:table-cell>
          <table:table-cell table:formula="oooc:=([.B5]-[.B3])/LN(1-[.B6]/[.B4])" office:value-type="float" office:value="17.5658833211312">
            <text:p>1.76E+001</text:p>
          </table:table-cell>
          <table:table-cell/>
          <table:table-cell table:formula="oooc:=[.D7]+1" office:value-type="float" office:value="6">
            <text:p>6</text:p>
          </table:table-cell>
          <table:table-cell table:formula="oooc:=[.$B$4]/20*[.D8]" office:value-type="float" office:value="0.357">
            <text:p>0.36</text:p>
          </table:table-cell>
          <table:table-cell table:formula="oooc:=[.$B$3]-[.E8]*[.$B$10]+[.$B$2]*LN(1-[.E8]/[.$B$4])" office:value-type="float" office:value="85.5346895512012">
            <text:p>85.53</text:p>
          </table:table-cell>
          <table:table-cell table:formula="oooc:=[.E8]*[.F8]" office:value-type="float" office:value="30.5358841697788">
            <text:p>30.54</text:p>
          </table:table-cell>
          <table:table-cell/>
        </table:table-row>
        <table:table-row table:style-name="ro1">
          <table:table-cell office:value-type="string">
            <text:p>I0</text:p>
          </table:table-cell>
          <table:table-cell table:formula="oooc:=[.B4]/(EXP([.B3]/[.B8])-1)" office:value-type="float" office:value="0.00643053897844632">
            <text:p>6.43E-003</text:p>
          </table:table-cell>
          <table:table-cell/>
          <table:table-cell table:formula="oooc:=[.D8]+1" office:value-type="float" office:value="7">
            <text:p>7</text:p>
          </table:table-cell>
          <table:table-cell table:formula="oooc:=[.$B$4]/20*[.D9]" office:value-type="float" office:value="0.4165">
            <text:p>0.42</text:p>
          </table:table-cell>
          <table:table-cell table:formula="oooc:=[.$B$3]-[.E9]*[.$B$10]+[.$B$2]*LN(1-[.E9]/[.$B$4])" office:value-type="float" office:value="84.2329175591833">
            <text:p>84.23</text:p>
          </table:table-cell>
          <table:table-cell table:formula="oooc:=[.E9]*[.F9]" office:value-type="float" office:value="35.0830101633998">
            <text:p>35.08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.00E+000</text:p>
          </table:table-cell>
          <table:table-cell/>
          <table:table-cell table:formula="oooc:=[.D9]+1" office:value-type="float" office:value="8">
            <text:p>8</text:p>
          </table:table-cell>
          <table:table-cell table:formula="oooc:=[.$B$4]/20*[.D10]" office:value-type="float" office:value="0.476">
            <text:p>0.48</text:p>
          </table:table-cell>
          <table:table-cell table:formula="oooc:=[.$B$3]-[.E10]*[.$B$10]+[.$B$2]*LN(1-[.E10]/[.$B$4])" office:value-type="float" office:value="82.8268966954826">
            <text:p>82.83</text:p>
          </table:table-cell>
          <table:table-cell table:formula="oooc:=[.E10]*[.F10]" office:value-type="float" office:value="39.4256028270497">
            <text:p>39.43</text:p>
          </table:table-cell>
          <table:table-cell/>
        </table:table-row>
        <table:table-row table:style-name="ro1">
          <table:table-cell table:number-columns-repeated="3"/>
          <table:table-cell table:formula="oooc:=[.D10]+1" office:value-type="float" office:value="9">
            <text:p>9</text:p>
          </table:table-cell>
          <table:table-cell table:formula="oooc:=[.$B$4]/20*[.D11]" office:value-type="float" office:value="0.5355">
            <text:p>0.54</text:p>
          </table:table-cell>
          <table:table-cell table:formula="oooc:=[.$B$3]-[.E11]*[.$B$10]+[.$B$2]*LN(1-[.E11]/[.$B$4])" office:value-type="float" office:value="81.2984649996718">
            <text:p>81.3</text:p>
          </table:table-cell>
          <table:table-cell table:formula="oooc:=[.E11]*[.F11]" office:value-type="float" office:value="43.5353280073242">
            <text:p>43.54</text:p>
          </table:table-cell>
          <table:table-cell/>
        </table:table-row>
        <table:table-row table:style-name="ro1">
          <table:table-cell/>
          <table:table-cell table:formula="oooc:=[.B8]/0.026" office:value-type="float" office:value="675.610896966583">
            <text:p>6.76E+002</text:p>
          </table:table-cell>
          <table:table-cell/>
          <table:table-cell table:formula="oooc:=[.D11]+1" office:value-type="float" office:value="10">
            <text:p>10</text:p>
          </table:table-cell>
          <table:table-cell table:formula="oooc:=[.$B$4]/20*[.D12]" office:value-type="float" office:value="0.595">
            <text:p>0.6</text:p>
          </table:table-cell>
          <table:table-cell table:formula="oooc:=[.$B$3]-[.E12]*[.$B$10]+[.$B$2]*LN(1-[.E12]/[.$B$4])" office:value-type="float" office:value="79.624257501913">
            <text:p>79.62</text:p>
          </table:table-cell>
          <table:table-cell table:formula="oooc:=[.E12]*[.F12]" office:value-type="float" office:value="47.3764332136382">
            <text:p>47.38</text:p>
          </table:table-cell>
          <table:table-cell/>
        </table:table-row>
        <table:table-row table:style-name="ro1">
          <table:table-cell table:number-columns-repeated="3"/>
          <table:table-cell table:formula="oooc:=[.D12]+1" office:value-type="float" office:value="11">
            <text:p>11</text:p>
          </table:table-cell>
          <table:table-cell table:formula="oooc:=[.$B$4]/20*[.D13]" office:value-type="float" office:value="0.6545">
            <text:p>0.65</text:p>
          </table:table-cell>
          <table:table-cell table:formula="oooc:=[.$B$3]-[.E13]*[.$B$10]+[.$B$2]*LN(1-[.E13]/[.$B$4])" office:value-type="float" office:value="77.7735069772134">
            <text:p>77.77</text:p>
          </table:table-cell>
          <table:table-cell table:formula="oooc:=[.E13]*[.F13]" office:value-type="float" office:value="50.9027603165862">
            <text:p>50.9</text:p>
          </table:table-cell>
          <table:table-cell/>
        </table:table-row>
        <table:table-row table:style-name="ro1">
          <table:table-cell table:number-columns-repeated="3"/>
          <table:table-cell table:formula="oooc:=[.D13]+1" office:value-type="float" office:value="12">
            <text:p>12</text:p>
          </table:table-cell>
          <table:table-cell table:formula="oooc:=[.$B$4]/20*[.D14]" office:value-type="float" office:value="0.714">
            <text:p>0.71</text:p>
          </table:table-cell>
          <table:table-cell table:formula="oooc:=[.$B$3]-[.E14]*[.$B$10]+[.$B$2]*LN(1-[.E14]/[.$B$4])" office:value-type="float" office:value="75.7045439156647">
            <text:p>75.7</text:p>
          </table:table-cell>
          <table:table-cell table:formula="oooc:=[.E14]*[.F14]" office:value-type="float" office:value="54.0530443557846">
            <text:p>54.05</text:p>
          </table:table-cell>
          <table:table-cell/>
        </table:table-row>
        <table:table-row table:style-name="ro1">
          <table:table-cell table:number-columns-repeated="3"/>
          <table:table-cell table:formula="oooc:=[.D14]+1" office:value-type="float" office:value="13">
            <text:p>13</text:p>
          </table:table-cell>
          <table:table-cell table:formula="oooc:=[.$B$4]/20*[.D15]" office:value-type="float" office:value="0.7735">
            <text:p>0.77</text:p>
          </table:table-cell>
          <table:table-cell table:formula="oooc:=[.$B$3]-[.E15]*[.$B$10]+[.$B$2]*LN(1-[.E15]/[.$B$4])" office:value-type="float" office:value="73.3589470531142">
            <text:p>73.36</text:p>
          </table:table-cell>
          <table:table-cell table:formula="oooc:=[.E15]*[.F15]" office:value-type="float" office:value="56.7431455455838">
            <text:p>56.74</text:p>
          </table:table-cell>
          <table:table-cell/>
        </table:table-row>
        <table:table-row table:style-name="ro1">
          <table:table-cell table:number-columns-repeated="3"/>
          <table:table-cell table:formula="oooc:=[.D15]+1" office:value-type="float" office:value="14">
            <text:p>14</text:p>
          </table:table-cell>
          <table:table-cell table:formula="oooc:=[.$B$4]/20*[.D16]" office:value-type="float" office:value="0.833">
            <text:p>0.83</text:p>
          </table:table-cell>
          <table:table-cell table:formula="oooc:=[.$B$3]-[.E16]*[.$B$10]+[.$B$2]*LN(1-[.E16]/[.$B$4])" office:value-type="float" office:value="70.6511541973955">
            <text:p>70.65</text:p>
          </table:table-cell>
          <table:table-cell table:formula="oooc:=[.E16]*[.F16]" office:value-type="float" office:value="58.8524114464305">
            <text:p>58.85</text:p>
          </table:table-cell>
          <table:table-cell/>
        </table:table-row>
        <table:table-row table:style-name="ro1">
          <table:table-cell table:number-columns-repeated="3"/>
          <table:table-cell table:formula="oooc:=[.D16]+1" office:value-type="float" office:value="15">
            <text:p>15</text:p>
          </table:table-cell>
          <table:table-cell table:formula="oooc:=[.$B$4]/20*[.D17]" office:value-type="float" office:value="0.8925">
            <text:p>0.89</text:p>
          </table:table-cell>
          <table:table-cell table:formula="oooc:=[.$B$3]-[.E17]*[.$B$10]+[.$B$2]*LN(1-[.E17]/[.$B$4])" office:value-type="float" office:value="67.4485150038259">
            <text:p>67.45</text:p>
          </table:table-cell>
          <table:table-cell table:formula="oooc:=[.E17]*[.F17]" office:value-type="float" office:value="60.1977996409146">
            <text:p>60.2</text:p>
          </table:table-cell>
          <table:table-cell/>
        </table:table-row>
        <table:table-row table:style-name="ro1">
          <table:table-cell table:number-columns-repeated="3"/>
          <table:table-cell table:formula="oooc:=[.D17]+1" office:value-type="float" office:value="16">
            <text:p>16</text:p>
          </table:table-cell>
          <table:table-cell table:formula="oooc:=[.$B$4]/20*[.D18]" office:value-type="float" office:value="0.952">
            <text:p>0.95</text:p>
          </table:table-cell>
          <table:table-cell table:formula="oooc:=[.$B$3]-[.E18]*[.$B$10]+[.$B$2]*LN(1-[.E18]/[.$B$4])" office:value-type="float" office:value="63.5288014175777">
            <text:p>63.53</text:p>
          </table:table-cell>
          <table:table-cell table:formula="oooc:=[.E18]*[.F18]" office:value-type="float" office:value="60.479418949534">
            <text:p>60.48</text:p>
          </table:table-cell>
          <table:table-cell/>
        </table:table-row>
        <table:table-row table:style-name="ro1">
          <table:table-cell table:number-columns-repeated="3"/>
          <table:table-cell table:formula="oooc:=[.D18]+1" office:value-type="float" office:value="17">
            <text:p>17</text:p>
          </table:table-cell>
          <table:table-cell table:formula="oooc:=[.$B$4]/20*[.D19]" office:value-type="float" office:value="1.0115">
            <text:p>1.01</text:p>
          </table:table-cell>
          <table:table-cell table:formula="oooc:=[.$B$3]-[.E19]*[.$B$10]+[.$B$2]*LN(1-[.E19]/[.$B$4])" office:value-type="float" office:value="58.4754116993085">
            <text:p>58.48</text:p>
          </table:table-cell>
          <table:table-cell table:formula="oooc:=[.E19]*[.F19]" office:value-type="float" office:value="59.1478789338505">
            <text:p>59.15</text:p>
          </table:table-cell>
          <table:table-cell/>
        </table:table-row>
        <table:table-row table:style-name="ro1">
          <table:table-cell table:number-columns-repeated="3"/>
          <table:table-cell table:formula="oooc:=[.D19]+1" office:value-type="float" office:value="18">
            <text:p>18</text:p>
          </table:table-cell>
          <table:table-cell table:formula="oooc:=[.$B$4]/20*[.D20]" office:value-type="float" office:value="1.071">
            <text:p>1.07</text:p>
          </table:table-cell>
          <table:table-cell table:formula="oooc:=[.$B$3]-[.E20]*[.$B$10]+[.$B$2]*LN(1-[.E20]/[.$B$4])" office:value-type="float" office:value="51.3530589194906">
            <text:p>51.35</text:p>
          </table:table-cell>
          <table:table-cell table:formula="oooc:=[.E20]*[.F20]" office:value-type="float" office:value="54.9991261027745">
            <text:p>55</text:p>
          </table:table-cell>
          <table:table-cell/>
        </table:table-row>
        <table:table-row table:style-name="ro1">
          <table:table-cell table:number-columns-repeated="3"/>
          <table:table-cell table:formula="oooc:=[.D20]+1" office:value-type="float" office:value="19">
            <text:p>19</text:p>
          </table:table-cell>
          <table:table-cell table:formula="oooc:=[.$B$4]/20*[.D21]" office:value-type="float" office:value="1.1305">
            <text:p>1.13</text:p>
          </table:table-cell>
          <table:table-cell table:formula="oooc:=[.$B$3]-[.E21]*[.$B$10]+[.$B$2]*LN(1-[.E21]/[.$B$4])" office:value-type="float" office:value="39.1773164214036">
            <text:p>39.18</text:p>
          </table:table-cell>
          <table:table-cell table:formula="oooc:=[.E21]*[.F21]" office:value-type="float" office:value="44.2899562143968">
            <text:p>44.29</text:p>
          </table:table-cell>
          <table:table-cell/>
        </table:table-row>
        <table:table-row table:style-name="ro1">
          <table:table-cell table:number-columns-repeated="3"/>
          <table:table-cell table:formula="oooc:=[.D21]+0.1" office:value-type="float" office:value="19.1">
            <text:p>19.1</text:p>
          </table:table-cell>
          <table:table-cell table:formula="oooc:=[.$B$4]/20*[.D22]" office:value-type="float" office:value="1.13645">
            <text:p>1.14</text:p>
          </table:table-cell>
          <table:table-cell table:formula="oooc:=[.$B$3]-[.E22]*[.$B$10]+[.$B$2]*LN(1-[.E22]/[.$B$4])" office:value-type="float" office:value="37.326565896704">
            <text:p>37.33</text:p>
          </table:table-cell>
          <table:table-cell table:formula="oooc:=[.E22]*[.F22]" office:value-type="float" office:value="42.4197758133093">
            <text:p>42.42</text:p>
          </table:table-cell>
          <table:table-cell/>
        </table:table-row>
        <table:table-row table:style-name="ro1">
          <table:table-cell table:number-columns-repeated="3"/>
          <table:table-cell table:formula="oooc:=[.D22]+0.1" office:value-type="float" office:value="19.2">
            <text:p>19.2</text:p>
          </table:table-cell>
          <table:table-cell table:formula="oooc:=[.$B$4]/20*[.D23]" office:value-type="float" office:value="1.1424">
            <text:p>1.14</text:p>
          </table:table-cell>
          <table:table-cell table:formula="oooc:=[.$B$3]-[.E23]*[.$B$10]+[.$B$2]*LN(1-[.E23]/[.$B$4])" office:value-type="float" office:value="35.2576028351553">
            <text:p>35.26</text:p>
          </table:table-cell>
          <table:table-cell table:formula="oooc:=[.E23]*[.F23]" office:value-type="float" office:value="40.2782854788814">
            <text:p>40.28</text:p>
          </table:table-cell>
          <table:table-cell/>
        </table:table-row>
        <table:table-row table:style-name="ro1">
          <table:table-cell table:number-columns-repeated="3"/>
          <table:table-cell table:formula="oooc:=[.D23]+0.1" office:value-type="float" office:value="19.3">
            <text:p>19.3</text:p>
          </table:table-cell>
          <table:table-cell table:formula="oooc:=[.$B$4]/20*[.D24]" office:value-type="float" office:value="1.14835">
            <text:p>1.15</text:p>
          </table:table-cell>
          <table:table-cell table:formula="oooc:=[.$B$3]-[.E24]*[.$B$10]+[.$B$2]*LN(1-[.E24]/[.$B$4])" office:value-type="float" office:value="32.9120059726048">
            <text:p>32.91</text:p>
          </table:table-cell>
          <table:table-cell table:formula="oooc:=[.E24]*[.F24]" office:value-type="float" office:value="37.7945020586407">
            <text:p>37.79</text:p>
          </table:table-cell>
          <table:table-cell/>
        </table:table-row>
        <table:table-row table:style-name="ro1">
          <table:table-cell table:number-columns-repeated="3"/>
          <table:table-cell table:formula="oooc:=[.D24]+0.1" office:value-type="float" office:value="19.4">
            <text:p>19.4</text:p>
          </table:table-cell>
          <table:table-cell table:formula="oooc:=[.$B$4]/20*[.D25]" office:value-type="float" office:value="1.1543">
            <text:p>1.15</text:p>
          </table:table-cell>
          <table:table-cell table:formula="oooc:=[.$B$3]-[.E25]*[.$B$10]+[.$B$2]*LN(1-[.E25]/[.$B$4])" office:value-type="float" office:value="30.204213116886">
            <text:p>30.2</text:p>
          </table:table-cell>
          <table:table-cell table:formula="oooc:=[.E25]*[.F25]" office:value-type="float" office:value="34.8647232008215">
            <text:p>34.86</text:p>
          </table:table-cell>
          <table:table-cell/>
        </table:table-row>
        <table:table-row table:style-name="ro1">
          <table:table-cell table:number-columns-repeated="3"/>
          <table:table-cell table:formula="oooc:=[.D25]+0.1" office:value-type="float" office:value="19.5">
            <text:p>19.5</text:p>
          </table:table-cell>
          <table:table-cell table:formula="oooc:=[.$B$4]/20*[.D26]" office:value-type="float" office:value="1.16025">
            <text:p>1.16</text:p>
          </table:table-cell>
          <table:table-cell table:formula="oooc:=[.$B$3]-[.E26]*[.$B$10]+[.$B$2]*LN(1-[.E26]/[.$B$4])" office:value-type="float" office:value="27.0015739233163">
            <text:p>27</text:p>
          </table:table-cell>
          <table:table-cell table:formula="oooc:=[.E26]*[.F26]" office:value-type="float" office:value="31.3285761445277">
            <text:p>31.33</text:p>
          </table:table-cell>
          <table:table-cell/>
        </table:table-row>
        <table:table-row table:style-name="ro1">
          <table:table-cell table:number-columns-repeated="3"/>
          <table:table-cell table:formula="oooc:=[.D26]+0.1" office:value-type="float" office:value="19.6">
            <text:p>19.6</text:p>
          </table:table-cell>
          <table:table-cell table:formula="oooc:=[.$B$4]/20*[.D27]" office:value-type="float" office:value="1.1662">
            <text:p>1.17</text:p>
          </table:table-cell>
          <table:table-cell table:formula="oooc:=[.$B$3]-[.E27]*[.$B$10]+[.$B$2]*LN(1-[.E27]/[.$B$4])" office:value-type="float" office:value="23.0818603370681">
            <text:p>23.08</text:p>
          </table:table-cell>
          <table:table-cell table:formula="oooc:=[.E27]*[.F27]" office:value-type="float" office:value="26.9180655250888">
            <text:p>26.92</text:p>
          </table:table-cell>
          <table:table-cell/>
        </table:table-row>
        <table:table-row table:style-name="ro1">
          <table:table-cell table:number-columns-repeated="3"/>
          <table:table-cell table:formula="oooc:=[.D27]+0.1" office:value-type="float" office:value="19.7">
            <text:p>19.7</text:p>
          </table:table-cell>
          <table:table-cell table:formula="oooc:=[.$B$4]/20*[.D28]" office:value-type="float" office:value="1.17215">
            <text:p>1.17</text:p>
          </table:table-cell>
          <table:table-cell table:formula="oooc:=[.$B$3]-[.E28]*[.$B$10]+[.$B$2]*LN(1-[.E28]/[.$B$4])" office:value-type="float" office:value="18.0284706187987">
            <text:p>18.03</text:p>
          </table:table-cell>
          <table:table-cell table:formula="oooc:=[.E28]*[.F28]" office:value-type="float" office:value="21.1320718358248">
            <text:p>21.13</text:p>
          </table:table-cell>
          <table:table-cell/>
        </table:table-row>
        <table:table-row table:style-name="ro1">
          <table:table-cell table:number-columns-repeated="3"/>
          <table:table-cell table:formula="oooc:=[.D28]+0.1" office:value-type="float" office:value="19.8">
            <text:p>19.8</text:p>
          </table:table-cell>
          <table:table-cell table:formula="oooc:=[.$B$4]/20*[.D29]" office:value-type="float" office:value="1.1781">
            <text:p>1.18</text:p>
          </table:table-cell>
          <table:table-cell table:formula="oooc:=[.$B$3]-[.E29]*[.$B$10]+[.$B$2]*LN(1-[.E29]/[.$B$4])" office:value-type="float" office:value="10.9061178389803">
            <text:p>10.91</text:p>
          </table:table-cell>
          <table:table-cell table:formula="oooc:=[.E29]*[.F29]" office:value-type="float" office:value="12.8484974261027">
            <text:p>12.85</text:p>
          </table:table-cell>
          <table:table-cell/>
        </table:table-row>
        <table:table-row table:style-name="ro1">
          <table:table-cell table:number-columns-repeated="3"/>
          <table:table-cell table:formula="oooc:=[.D29]+0.1" office:value-type="float" office:value="19.9">
            <text:p>19.9</text:p>
          </table:table-cell>
          <table:table-cell table:style-name="ce2" table:formula="oooc:=[.$B$4]" office:value-type="float" office:value="1.19">
            <text:p>1.19</text:p>
          </table:table-cell>
          <table:table-cell office:value-type="float" office:value="0">
            <text:p>0</text:p>
          </table:table-cell>
          <table:table-cell table:formula="oooc:=[.E30]*[.F30]" office:value-type="float" office:value="0">
            <text:p>0</text:p>
          </table:table-cell>
          <table:table-cell/>
        </table:table-row>
        <table:table-row table:style-name="ro1" table:number-rows-repeated="655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column table:style-name="co1" table:default-cell-style-name="ce3"/>
        <table:table-row table:style-name="ro1">
          <table:table-cell office:value-type="string">
            <text:p>Solar Module Model</text:p>
          </table:table-cell>
          <table:table-cell table:style-name="ce1"/>
          <table:table-cell/>
          <table:table-cell office:value-type="string">
            <text:p>I</text:p>
          </table:table-cell>
          <table:table-cell office:value-type="string">
            <text:p>Current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/>
          <table:table-cell office:value-type="string">
            <text:p>Ip</text:p>
          </table:table-cell>
          <table:table-cell office:value-type="string">
            <text:p>R</text:p>
          </table:table-cell>
          <table:table-cell office:value-type="string">
            <text:p>(IsR-V0)/VT</text:p>
          </table:table-cell>
        </table:table-row>
        <table:table-row table:style-name="ro1">
          <table:table-cell office:value-type="string">
            <text:p>VT</text:p>
          </table:table-cell>
          <table:table-cell table:style-name="ce1" office:value-type="float" office:value="0.026">
            <text:p>2.60E-002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ooc:=[.$B$3]-[.E2]*[.$B$10]+[.$B$2]*LN(1-[.E2]/[.$B$4])" office:value-type="float" office:value="91.8">
            <text:p>91.8</text:p>
          </table:table-cell>
          <table:table-cell table:formula="oooc:=[.E2]*[.F2]" office:value-type="float" office:value="0">
            <text:p>0</text:p>
          </table:table-cell>
          <table:table-cell/>
          <table:table-cell table:formula="oooc:=[.$B$6]*(1+0.026/[.$B$5])" office:value-type="float" office:value="0.900349253731343">
            <text:p>0.9</text:p>
          </table:table-cell>
          <table:table-cell table:formula="oooc:=[.$B$5]/[.$B$6]-0.026/([.$B$4]-[.$B$6])" office:value-type="float" office:value="74.3547892720306">
            <text:p>74.35</text:p>
          </table:table-cell>
          <table:table-cell table:formula="oooc:=([.$B$4]*[.J2]-[.$B$3])/0.026" office:value-type="float" office:value="-127.607721780136">
            <text:p>-127.61</text:p>
          </table:table-cell>
        </table:table-row>
        <table:table-row table:style-name="ro1">
          <table:table-cell office:value-type="string">
            <text:p>Voc</text:p>
          </table:table-cell>
          <table:table-cell table:style-name="ce1" office:value-type="float" office:value="91.8">
            <text:p>9.18E+001</text:p>
          </table:table-cell>
          <table:table-cell/>
          <table:table-cell table:formula="oooc:=[.D2]+1" office:value-type="float" office:value="1">
            <text:p>1</text:p>
          </table:table-cell>
          <table:table-cell table:formula="oooc:=[.$B$4]/20*[.D3]" office:value-type="float" office:value="0.0595">
            <text:p>0.06</text:p>
          </table:table-cell>
          <table:table-cell table:formula="oooc:=[.$B$3]-[.E3]*[.$B$10]+[.$B$2]*LN(1-[.E3]/[.$B$4])" office:value-type="float" office:value="87.3745564126601">
            <text:p>87.37</text:p>
          </table:table-cell>
          <table:table-cell table:formula="oooc:=[.E3]*[.F3]" office:value-type="float" office:value="5.19878610655328">
            <text:p>5.2</text:p>
          </table:table-cell>
          <table:table-cell table:number-columns-repeated="4"/>
        </table:table-row>
        <table:table-row table:style-name="ro1">
          <table:table-cell office:value-type="string">
            <text:p>Isc</text:p>
          </table:table-cell>
          <table:table-cell table:style-name="ce1" office:value-type="float" office:value="1.19">
            <text:p>1.19E+000</text:p>
          </table:table-cell>
          <table:table-cell/>
          <table:table-cell table:formula="oooc:=[.D3]+1" office:value-type="float" office:value="2">
            <text:p>2</text:p>
          </table:table-cell>
          <table:table-cell table:formula="oooc:=[.$B$4]/20*[.D4]" office:value-type="float" office:value="0.119">
            <text:p>0.12</text:p>
          </table:table-cell>
          <table:table-cell table:formula="oooc:=[.$B$3]-[.E4]*[.$B$10]+[.$B$2]*LN(1-[.E4]/[.$B$4])" office:value-type="float" office:value="82.9490407032212">
            <text:p>82.95</text:p>
          </table:table-cell>
          <table:table-cell table:formula="oooc:=[.E4]*[.F4]" office:value-type="float" office:value="9.87093584368333">
            <text:p>9.87</text:p>
          </table:table-cell>
          <table:table-cell table:number-columns-repeated="4"/>
        </table:table-row>
        <table:table-row table:style-name="ro1">
          <table:table-cell office:value-type="string">
            <text:p>Vm</text:p>
          </table:table-cell>
          <table:table-cell table:style-name="ce1" office:value-type="float" office:value="67">
            <text:p>6.70E+001</text:p>
          </table:table-cell>
          <table:table-cell/>
          <table:table-cell table:formula="oooc:=[.D4]+1" office:value-type="float" office:value="3">
            <text:p>3</text:p>
          </table:table-cell>
          <table:table-cell table:formula="oooc:=[.$B$4]/20*[.D5]" office:value-type="float" office:value="0.1785">
            <text:p>0.18</text:p>
          </table:table-cell>
          <table:table-cell table:formula="oooc:=[.$B$3]-[.E5]*[.$B$10]+[.$B$2]*LN(1-[.E5]/[.$B$4])" office:value-type="float" office:value="78.5234446227756">
            <text:p>78.52</text:p>
          </table:table-cell>
          <table:table-cell table:formula="oooc:=[.E5]*[.F5]" office:value-type="float" office:value="14.0164348651654">
            <text:p>14.02</text:p>
          </table:table-cell>
          <table:table-cell table:number-columns-repeated="4"/>
        </table:table-row>
        <table:table-row table:style-name="ro1">
          <table:table-cell office:value-type="string">
            <text:p>Im</text:p>
          </table:table-cell>
          <table:table-cell table:style-name="ce1" office:value-type="float" office:value="0.9">
            <text:p>9.00E-001</text:p>
          </table:table-cell>
          <table:table-cell/>
          <table:table-cell table:formula="oooc:=[.D5]+1" office:value-type="float" office:value="4">
            <text:p>4</text:p>
          </table:table-cell>
          <table:table-cell table:formula="oooc:=[.$B$4]/20*[.D6]" office:value-type="float" office:value="0.238">
            <text:p>0.24</text:p>
          </table:table-cell>
          <table:table-cell table:formula="oooc:=[.$B$3]-[.E6]*[.$B$10]+[.$B$2]*LN(1-[.E6]/[.$B$4])" office:value-type="float" office:value="74.0977584209225">
            <text:p>74.1</text:p>
          </table:table-cell>
          <table:table-cell table:formula="oooc:=[.E6]*[.F6]" office:value-type="float" office:value="17.6352665041796">
            <text:p>17.6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6]+1" office:value-type="float" office:value="5">
            <text:p>5</text:p>
          </table:table-cell>
          <table:table-cell table:formula="oooc:=[.$B$4]/20*[.D7]" office:value-type="float" office:value="0.2975">
            <text:p>0.3</text:p>
          </table:table-cell>
          <table:table-cell table:formula="oooc:=[.$B$3]-[.E7]*[.$B$10]+[.$B$2]*LN(1-[.E7]/[.$B$4])" office:value-type="float" office:value="69.6719704576871">
            <text:p>69.67</text:p>
          </table:table-cell>
          <table:table-cell table:formula="oooc:=[.E7]*[.F7]" office:value-type="float" office:value="20.7274112111619">
            <text:p>20.73</text:p>
          </table:table-cell>
          <table:table-cell table:number-columns-repeated="4"/>
        </table:table-row>
        <table:table-row table:style-name="ro1">
          <table:table-cell office:value-type="string">
            <text:p>VK</text:p>
          </table:table-cell>
          <table:table-cell table:style-name="ce1" table:formula="oooc:=([.B5]-[.B3])/LN(1-[.B6]/[.B4])" office:value-type="float" office:value="17.5658833211312">
            <text:p>1.76E+001</text:p>
          </table:table-cell>
          <table:table-cell/>
          <table:table-cell table:formula="oooc:=[.D7]+1" office:value-type="float" office:value="6">
            <text:p>6</text:p>
          </table:table-cell>
          <table:table-cell table:formula="oooc:=[.$B$4]/20*[.D8]" office:value-type="float" office:value="0.357">
            <text:p>0.36</text:p>
          </table:table-cell>
          <table:table-cell table:formula="oooc:=[.$B$3]-[.E8]*[.$B$10]+[.$B$2]*LN(1-[.E8]/[.$B$4])" office:value-type="float" office:value="65.2460666813427">
            <text:p>65.25</text:p>
          </table:table-cell>
          <table:table-cell table:formula="oooc:=[.E8]*[.F8]" office:value-type="float" office:value="23.2928458052393">
            <text:p>23.29</text:p>
          </table:table-cell>
          <table:table-cell table:number-columns-repeated="4"/>
        </table:table-row>
        <table:table-row table:style-name="ro1">
          <table:table-cell office:value-type="string">
            <text:p>I0</text:p>
          </table:table-cell>
          <table:table-cell table:style-name="ce1" table:formula="oooc:=[.B4]/(EXP([.B3]/[.B8])-1)" office:value-type="float" office:value="0.00643053897844632">
            <text:p>6.43E-003</text:p>
          </table:table-cell>
          <table:table-cell/>
          <table:table-cell table:formula="oooc:=[.D8]+1" office:value-type="float" office:value="7">
            <text:p>7</text:p>
          </table:table-cell>
          <table:table-cell table:formula="oooc:=[.$B$4]/20*[.D9]" office:value-type="float" office:value="0.4165">
            <text:p>0.42</text:p>
          </table:table-cell>
          <table:table-cell table:formula="oooc:=[.$B$3]-[.E9]*[.$B$10]+[.$B$2]*LN(1-[.E9]/[.$B$4])" office:value-type="float" office:value="60.8200299123808">
            <text:p>60.82</text:p>
          </table:table-cell>
          <table:table-cell table:formula="oooc:=[.E9]*[.F9]" office:value-type="float" office:value="25.3315424585066">
            <text:p>25.33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formula="oooc:=[.$B$5]/[.$B$6]-[.$B$2]/([.$B$4]-[.$B$6])" office:value-type="float" office:value="74.3547892720306">
            <text:p>74.35</text:p>
          </table:table-cell>
          <table:table-cell/>
          <table:table-cell table:formula="oooc:=[.D9]+1" office:value-type="float" office:value="8">
            <text:p>8</text:p>
          </table:table-cell>
          <table:table-cell table:formula="oooc:=[.$B$4]/20*[.D10]" office:value-type="float" office:value="0.476">
            <text:p>0.48</text:p>
          </table:table-cell>
          <table:table-cell table:formula="oooc:=[.$B$3]-[.E10]*[.$B$10]+[.$B$2]*LN(1-[.E10]/[.$B$4])" office:value-type="float" office:value="56.3938388402955">
            <text:p>56.39</text:p>
          </table:table-cell>
          <table:table-cell table:formula="oooc:=[.E10]*[.F10]" office:value-type="float" office:value="26.8434672879807">
            <text:p>26.8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0]+1" office:value-type="float" office:value="9">
            <text:p>9</text:p>
          </table:table-cell>
          <table:table-cell table:formula="oooc:=[.$B$4]/20*[.D11]" office:value-type="float" office:value="0.5355">
            <text:p>0.54</text:p>
          </table:table-cell>
          <table:table-cell table:formula="oooc:=[.$B$3]-[.E11]*[.$B$10]+[.$B$2]*LN(1-[.E11]/[.$B$4])" office:value-type="float" office:value="51.9674665828079">
            <text:p>51.97</text:p>
          </table:table-cell>
          <table:table-cell table:formula="oooc:=[.E11]*[.F11]" office:value-type="float" office:value="27.8285783550937">
            <text:p>27.83</text:p>
          </table:table-cell>
          <table:table-cell table:number-columns-repeated="4"/>
        </table:table-row>
        <table:table-row table:style-name="ro1">
          <table:table-cell/>
          <table:table-cell table:style-name="ce1" table:formula="oooc:=[.B8]/0.026" office:value-type="float" office:value="675.610896966583">
            <text:p>6.76E+002</text:p>
          </table:table-cell>
          <table:table-cell/>
          <table:table-cell table:formula="oooc:=[.D11]+1" office:value-type="float" office:value="10">
            <text:p>10</text:p>
          </table:table-cell>
          <table:table-cell table:formula="oooc:=[.$B$4]/20*[.D12]" office:value-type="float" office:value="0.595">
            <text:p>0.6</text:p>
          </table:table-cell>
          <table:table-cell table:formula="oooc:=[.$B$3]-[.E12]*[.$B$10]+[.$B$2]*LN(1-[.E12]/[.$B$4])" office:value-type="float" office:value="47.5408785564472">
            <text:p>47.54</text:p>
          </table:table-cell>
          <table:table-cell table:formula="oooc:=[.E12]*[.F12]" office:value-type="float" office:value="28.2868227410861">
            <text:p>28.29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2]+1" office:value-type="float" office:value="11">
            <text:p>11</text:p>
          </table:table-cell>
          <table:table-cell table:formula="oooc:=[.$B$4]/20*[.D13]" office:value-type="float" office:value="0.6545">
            <text:p>0.65</text:p>
          </table:table-cell>
          <table:table-cell table:formula="oooc:=[.$B$3]-[.E13]*[.$B$10]+[.$B$2]*LN(1-[.E13]/[.$B$4])" office:value-type="float" office:value="43.1140292213543">
            <text:p>43.11</text:p>
          </table:table-cell>
          <table:table-cell table:formula="oooc:=[.E13]*[.F13]" office:value-type="float" office:value="28.2181321253764">
            <text:p>28.2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3]+1" office:value-type="float" office:value="12">
            <text:p>12</text:p>
          </table:table-cell>
          <table:table-cell table:formula="oooc:=[.$B$4]/20*[.D14]" office:value-type="float" office:value="0.714">
            <text:p>0.71</text:p>
          </table:table-cell>
          <table:table-cell table:formula="oooc:=[.$B$3]-[.E14]*[.$B$10]+[.$B$2]*LN(1-[.E14]/[.$B$4])" office:value-type="float" office:value="38.6868569007414">
            <text:p>38.69</text:p>
          </table:table-cell>
          <table:table-cell table:formula="oooc:=[.E14]*[.F14]" office:value-type="float" office:value="27.6224158271294">
            <text:p>27.6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4]+1" office:value-type="float" office:value="13">
            <text:p>13</text:p>
          </table:table-cell>
          <table:table-cell table:formula="oooc:=[.$B$4]/20*[.D15]" office:value-type="float" office:value="0.7735">
            <text:p>0.77</text:p>
          </table:table-cell>
          <table:table-cell table:formula="oooc:=[.$B$3]-[.E15]*[.$B$10]+[.$B$2]*LN(1-[.E15]/[.$B$4])" office:value-type="float" office:value="34.2592751228473">
            <text:p>34.26</text:p>
          </table:table-cell>
          <table:table-cell table:formula="oooc:=[.E15]*[.F15]" office:value-type="float" office:value="26.4995493075224">
            <text:p>26.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5]+1" office:value-type="float" office:value="14">
            <text:p>14</text:p>
          </table:table-cell>
          <table:table-cell table:formula="oooc:=[.$B$4]/20*[.D16]" office:value-type="float" office:value="0.833">
            <text:p>0.83</text:p>
          </table:table-cell>
          <table:table-cell table:formula="oooc:=[.$B$3]-[.E16]*[.$B$10]+[.$B$2]*LN(1-[.E16]/[.$B$4])" office:value-type="float" office:value="29.831157243486">
            <text:p>29.83</text:p>
          </table:table-cell>
          <table:table-cell table:formula="oooc:=[.E16]*[.F16]" office:value-type="float" office:value="24.8493539838238">
            <text:p>24.8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6]+1" office:value-type="float" office:value="15">
            <text:p>15</text:p>
          </table:table-cell>
          <table:table-cell table:formula="oooc:=[.$B$4]/20*[.D17]" office:value-type="float" office:value="0.8925">
            <text:p>0.89</text:p>
          </table:table-cell>
          <table:table-cell table:formula="oooc:=[.$B$3]-[.E17]*[.$B$10]+[.$B$2]*LN(1-[.E17]/[.$B$4])" office:value-type="float" office:value="25.4023069213235">
            <text:p>25.4</text:p>
          </table:table-cell>
          <table:table-cell table:formula="oooc:=[.E17]*[.F17]" office:value-type="float" office:value="22.6715589272813">
            <text:p>22.6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7]+1" office:value-type="float" office:value="16">
            <text:p>16</text:p>
          </table:table-cell>
          <table:table-cell table:formula="oooc:=[.$B$4]/20*[.D18]" office:value-type="float" office:value="0.952">
            <text:p>0.95</text:p>
          </table:table-cell>
          <table:table-cell table:formula="oooc:=[.$B$3]-[.E18]*[.$B$10]+[.$B$2]*LN(1-[.E18]/[.$B$4])" office:value-type="float" office:value="20.9723952273035">
            <text:p>20.97</text:p>
          </table:table-cell>
          <table:table-cell table:formula="oooc:=[.E18]*[.F18]" office:value-type="float" office:value="19.965720256393">
            <text:p>19.9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8]+1" office:value-type="float" office:value="17">
            <text:p>17</text:p>
          </table:table-cell>
          <table:table-cell table:formula="oooc:=[.$B$4]/20*[.D19]" office:value-type="float" office:value="1.0115">
            <text:p>1.01</text:p>
          </table:table-cell>
          <table:table-cell table:formula="oooc:=[.$B$3]-[.E19]*[.$B$10]+[.$B$2]*LN(1-[.E19]/[.$B$4])" office:value-type="float" office:value="16.540805531734">
            <text:p>16.54</text:p>
          </table:table-cell>
          <table:table-cell table:formula="oooc:=[.E19]*[.F19]" office:value-type="float" office:value="16.7310247953489">
            <text:p>16.7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19]+1" office:value-type="float" office:value="18">
            <text:p>18</text:p>
          </table:table-cell>
          <table:table-cell table:formula="oooc:=[.$B$4]/20*[.D20]" office:value-type="float" office:value="1.071">
            <text:p>1.07</text:p>
          </table:table-cell>
          <table:table-cell table:formula="oooc:=[.$B$3]-[.E20]*[.$B$10]+[.$B$2]*LN(1-[.E20]/[.$B$4])" office:value-type="float" office:value="12.1061534772373">
            <text:p>12.11</text:p>
          </table:table-cell>
          <table:table-cell table:formula="oooc:=[.E20]*[.F20]" office:value-type="float" office:value="12.9656903741212">
            <text:p>12.9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0]+1" office:value-type="float" office:value="19">
            <text:p>19</text:p>
          </table:table-cell>
          <table:table-cell table:formula="oooc:=[.$B$4]/20*[.D21]" office:value-type="float" office:value="1.1305">
            <text:p>1.13</text:p>
          </table:table-cell>
          <table:table-cell table:formula="oooc:=[.$B$3]-[.E21]*[.$B$10]+[.$B$2]*LN(1-[.E21]/[.$B$4])" office:value-type="float" office:value="7.66402168885695">
            <text:p>7.66</text:p>
          </table:table-cell>
          <table:table-cell table:formula="oooc:=[.E21]*[.F21]" office:value-type="float" office:value="8.66417651925278">
            <text:p>8.66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1]+0.1" office:value-type="float" office:value="19.1">
            <text:p>19.1</text:p>
          </table:table-cell>
          <table:table-cell table:formula="oooc:=[.$B$4]/20*[.D22]" office:value-type="float" office:value="1.13645">
            <text:p>1.14</text:p>
          </table:table-cell>
          <table:table-cell table:formula="oooc:=[.$B$3]-[.E22]*[.$B$10]+[.$B$2]*LN(1-[.E22]/[.$B$4])" office:value-type="float" office:value="7.21887131928127">
            <text:p>7.22</text:p>
          </table:table-cell>
          <table:table-cell table:formula="oooc:=[.E22]*[.F22]" office:value-type="float" office:value="8.2038863107972">
            <text:p>8.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2]+0.1" office:value-type="float" office:value="19.2">
            <text:p>19.2</text:p>
          </table:table-cell>
          <table:table-cell table:formula="oooc:=[.$B$4]/20*[.D23]" office:value-type="float" office:value="1.1424">
            <text:p>1.14</text:p>
          </table:table-cell>
          <table:table-cell table:formula="oooc:=[.$B$3]-[.E23]*[.$B$10]+[.$B$2]*LN(1-[.E23]/[.$B$4])" office:value-type="float" office:value="6.77339796418562">
            <text:p>6.77</text:p>
          </table:table-cell>
          <table:table-cell table:formula="oooc:=[.E23]*[.F23]" office:value-type="float" office:value="7.73792983428565">
            <text:p>7.7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3]+0.1" office:value-type="float" office:value="19.3">
            <text:p>19.3</text:p>
          </table:table-cell>
          <table:table-cell table:formula="oooc:=[.$B$4]/20*[.D24]" office:value-type="float" office:value="1.14835">
            <text:p>1.15</text:p>
          </table:table-cell>
          <table:table-cell table:formula="oooc:=[.$B$3]-[.E24]*[.$B$10]+[.$B$2]*LN(1-[.E24]/[.$B$4])" office:value-type="float" office:value="6.32751515180879">
            <text:p>6.33</text:p>
          </table:table-cell>
          <table:table-cell table:formula="oooc:=[.E24]*[.F24]" office:value-type="float" office:value="7.26620202457962">
            <text:p>7.2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4]+0.1" office:value-type="float" office:value="19.4">
            <text:p>19.4</text:p>
          </table:table-cell>
          <table:table-cell table:formula="oooc:=[.$B$4]/20*[.D25]" office:value-type="float" office:value="1.1543">
            <text:p>1.15</text:p>
          </table:table-cell>
          <table:table-cell table:formula="oooc:=[.$B$3]-[.E25]*[.$B$10]+[.$B$2]*LN(1-[.E25]/[.$B$4])" office:value-type="float" office:value="5.88109623796467">
            <text:p>5.88</text:p>
          </table:table-cell>
          <table:table-cell table:formula="oooc:=[.E25]*[.F25]" office:value-type="float" office:value="6.78854938748263">
            <text:p>6.79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5]+0.1" office:value-type="float" office:value="19.5">
            <text:p>19.5</text:p>
          </table:table-cell>
          <table:table-cell table:formula="oooc:=[.$B$4]/20*[.D26]" office:value-type="float" office:value="1.16025">
            <text:p>1.16</text:p>
          </table:table-cell>
          <table:table-cell table:formula="oooc:=[.$B$3]-[.E26]*[.$B$10]+[.$B$2]*LN(1-[.E26]/[.$B$4])" office:value-type="float" office:value="5.43394488131944">
            <text:p>5.43</text:p>
          </table:table-cell>
          <table:table-cell table:formula="oooc:=[.E26]*[.F26]" office:value-type="float" office:value="6.30473454855088">
            <text:p>6.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6]+0.1" office:value-type="float" office:value="19.6">
            <text:p>19.6</text:p>
          </table:table-cell>
          <table:table-cell table:formula="oooc:=[.$B$4]/20*[.D27]" office:value-type="float" office:value="1.1662">
            <text:p>1.17</text:p>
          </table:table-cell>
          <table:table-cell table:formula="oooc:=[.$B$3]-[.E27]*[.$B$10]+[.$B$2]*LN(1-[.E27]/[.$B$4])" office:value-type="float" office:value="4.9857321528167">
            <text:p>4.99</text:p>
          </table:table-cell>
          <table:table-cell table:formula="oooc:=[.E27]*[.F27]" office:value-type="float" office:value="5.81436083661483">
            <text:p>5.8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7]+0.1" office:value-type="float" office:value="19.7">
            <text:p>19.7</text:p>
          </table:table-cell>
          <table:table-cell table:formula="oooc:=[.$B$4]/20*[.D28]" office:value-type="float" office:value="1.17215">
            <text:p>1.17</text:p>
          </table:table-cell>
          <table:table-cell table:formula="oooc:=[.$B$3]-[.E28]*[.$B$10]+[.$B$2]*LN(1-[.E28]/[.$B$4])" office:value-type="float" office:value="4.53584142276436">
            <text:p>4.54</text:p>
          </table:table-cell>
          <table:table-cell table:formula="oooc:=[.E28]*[.F28]" office:value-type="float" office:value="5.31668652369325">
            <text:p>5.3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8]+0.1" office:value-type="float" office:value="19.8">
            <text:p>19.8</text:p>
          </table:table-cell>
          <table:table-cell table:formula="oooc:=[.$B$4]/20*[.D29]" office:value-type="float" office:value="1.1781">
            <text:p>1.18</text:p>
          </table:table-cell>
          <table:table-cell table:formula="oooc:=[.$B$3]-[.E29]*[.$B$10]+[.$B$2]*LN(1-[.E29]/[.$B$4])" office:value-type="float" office:value="4.08288833378496">
            <text:p>4.08</text:p>
          </table:table-cell>
          <table:table-cell table:formula="oooc:=[.E29]*[.F29]" office:value-type="float" office:value="4.81005074603206">
            <text:p>4.8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ooc:=[.D29]+0.1" office:value-type="float" office:value="19.9">
            <text:p>19.9</text:p>
          </table:table-cell>
          <table:table-cell table:formula="oooc:=[.$B$4]/20*[.D30]" office:value-type="float" office:value="1.18405">
            <text:p>1.18</text:p>
          </table:table-cell>
          <table:table-cell table:formula="oooc:=[.$B$3]-[.E30]*[.$B$10]+[.$B$2]*LN(1-[.E30]/[.$B$4])" office:value-type="float" office:value="3.62245551092181">
            <text:p>3.62</text:p>
          </table:table-cell>
          <table:table-cell table:formula="oooc:=[.E30]*[.F30]" office:value-type="float" office:value="4.28916844770697">
            <text:p>4.29</text:p>
          </table:table-cell>
          <table:table-cell table:number-columns-repeated="4"/>
        </table:table-row>
        <table:table-row table:style-name="ro1" table:number-rows-repeated="65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9/08/2009</text:date>, <text:time>17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6T18:39:30</meta:creation-date>
    <dc:creator>Ken Sarkies</dc:creator>
    <dc:date>2009-08-09T17:40:59</dc:date>
    <dc:language>en-US</dc:language>
    <meta:editing-cycles>11</meta:editing-cycles>
    <meta:editing-duration>PT1H42M21S</meta:editing-duration>
    <meta:user-defined meta:name="Info 1"/>
    <meta:user-defined meta:name="Info 2"/>
    <meta:user-defined meta:name="Info 3"/>
    <meta:user-defined meta:name="Info 4"/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4.512cm" svg:height="19.457cm" chart:class="chart:scatter" chart:style-name="ch1">
        <chart:plot-area chart:style-name="ch2" table:cell-range-address="Sheet1.E2:Sheet1.G30" svg:x="0.488cm" svg:y="0.387cm" svg:width="23.531cm" svg:height="18.67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:Sheet1.F30" chart:class="chart:scatter">
            <chart:domain table:cell-range-address="Sheet1.E2:Sheet1.E30"/>
            <chart:data-point chart:repeated="29"/>
          </chart:series>
          <chart:series chart:style-name="ch6" chart:values-cell-range-address="Sheet1.G2:Sheet1.G30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5">
                <text:p>0.0595</text:p>
              </table:table-cell>
              <table:table-cell office:value-type="float" office:value="90.8989879756319">
                <text:p>90.8989879756319</text:p>
              </table:table-cell>
              <table:table-cell office:value-type="float" office:value="5.4084897845501">
                <text:p>5.40848978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">
                <text:p>0.119</text:p>
              </table:table-cell>
              <table:table-cell office:value-type="float" office:value="89.9492494753004">
                <text:p>89.9492494753004</text:p>
              </table:table-cell>
              <table:table-cell office:value-type="float" office:value="10.7039606875607">
                <text:p>10.7039606875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5">
                <text:p>0.1785</text:p>
              </table:table-cell>
              <table:table-cell office:value-type="float" office:value="88.9452114469669">
                <text:p>88.9452114469669</text:p>
              </table:table-cell>
              <table:table-cell office:value-type="float" office:value="15.8767202432836">
                <text:p>15.876720243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87.8802864137517">
                <text:p>87.8802864137517</text:p>
              </table:table-cell>
              <table:table-cell office:value-type="float" office:value="20.9155081664729">
                <text:p>20.9155081664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75">
                <text:p>0.2975</text:p>
              </table:table-cell>
              <table:table-cell office:value-type="float" office:value="86.7466102817308">
                <text:p>86.7466102817308</text:p>
              </table:table-cell>
              <table:table-cell office:value-type="float" office:value="25.8071165588149">
                <text:p>25.8071165588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7">
                <text:p>0.357</text:p>
              </table:table-cell>
              <table:table-cell office:value-type="float" office:value="85.5346895512012">
                <text:p>85.5346895512012</text:p>
              </table:table-cell>
              <table:table-cell office:value-type="float" office:value="30.5358841697788">
                <text:p>30.5358841697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65">
                <text:p>0.4165</text:p>
              </table:table-cell>
              <table:table-cell office:value-type="float" office:value="84.2329175591833">
                <text:p>84.2329175591833</text:p>
              </table:table-cell>
              <table:table-cell office:value-type="float" office:value="35.0830101633998">
                <text:p>35.0830101633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6">
                <text:p>0.476</text:p>
              </table:table-cell>
              <table:table-cell office:value-type="float" office:value="82.8268966954826">
                <text:p>82.8268966954826</text:p>
              </table:table-cell>
              <table:table-cell office:value-type="float" office:value="39.4256028270497">
                <text:p>39.4256028270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5">
                <text:p>0.5355</text:p>
              </table:table-cell>
              <table:table-cell office:value-type="float" office:value="81.2984649996718">
                <text:p>81.2984649996718</text:p>
              </table:table-cell>
              <table:table-cell office:value-type="float" office:value="43.5353280073242">
                <text:p>43.535328007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">
                <text:p>0.595</text:p>
              </table:table-cell>
              <table:table-cell office:value-type="float" office:value="79.624257501913">
                <text:p>79.624257501913</text:p>
              </table:table-cell>
              <table:table-cell office:value-type="float" office:value="47.3764332136382">
                <text:p>47.3764332136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45">
                <text:p>0.6545</text:p>
              </table:table-cell>
              <table:table-cell office:value-type="float" office:value="77.7735069772134">
                <text:p>77.7735069772134</text:p>
              </table:table-cell>
              <table:table-cell office:value-type="float" office:value="50.9027603165862">
                <text:p>50.9027603165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4">
                <text:p>0.714</text:p>
              </table:table-cell>
              <table:table-cell office:value-type="float" office:value="75.7045439156647">
                <text:p>75.7045439156647</text:p>
              </table:table-cell>
              <table:table-cell office:value-type="float" office:value="54.0530443557846">
                <text:p>54.0530443557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35">
                <text:p>0.7735</text:p>
              </table:table-cell>
              <table:table-cell office:value-type="float" office:value="73.3589470531142">
                <text:p>73.3589470531142</text:p>
              </table:table-cell>
              <table:table-cell office:value-type="float" office:value="56.7431455455838">
                <text:p>56.7431455455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3">
                <text:p>0.833</text:p>
              </table:table-cell>
              <table:table-cell office:value-type="float" office:value="70.6511541973955">
                <text:p>70.6511541973955</text:p>
              </table:table-cell>
              <table:table-cell office:value-type="float" office:value="58.8524114464305">
                <text:p>58.8524114464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25">
                <text:p>0.8925</text:p>
              </table:table-cell>
              <table:table-cell office:value-type="float" office:value="67.4485150038259">
                <text:p>67.4485150038259</text:p>
              </table:table-cell>
              <table:table-cell office:value-type="float" office:value="60.1977996409146">
                <text:p>60.1977996409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2">
                <text:p>0.952</text:p>
              </table:table-cell>
              <table:table-cell office:value-type="float" office:value="63.5288014175777">
                <text:p>63.5288014175777</text:p>
              </table:table-cell>
              <table:table-cell office:value-type="float" office:value="60.479418949534">
                <text:p>60.479418949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5">
                <text:p>1.0115</text:p>
              </table:table-cell>
              <table:table-cell office:value-type="float" office:value="58.4754116993085">
                <text:p>58.4754116993085</text:p>
              </table:table-cell>
              <table:table-cell office:value-type="float" office:value="59.1478789338505">
                <text:p>59.1478789338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1">
                <text:p>1.071</text:p>
              </table:table-cell>
              <table:table-cell office:value-type="float" office:value="51.3530589194906">
                <text:p>51.3530589194906</text:p>
              </table:table-cell>
              <table:table-cell office:value-type="float" office:value="54.9991261027745">
                <text:p>54.9991261027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05">
                <text:p>1.1305</text:p>
              </table:table-cell>
              <table:table-cell office:value-type="float" office:value="39.1773164214036">
                <text:p>39.1773164214036</text:p>
              </table:table-cell>
              <table:table-cell office:value-type="float" office:value="44.2899562143968">
                <text:p>44.2899562143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645">
                <text:p>1.13645</text:p>
              </table:table-cell>
              <table:table-cell office:value-type="float" office:value="37.326565896704">
                <text:p>37.326565896704</text:p>
              </table:table-cell>
              <table:table-cell office:value-type="float" office:value="42.4197758133093">
                <text:p>42.4197758133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4">
                <text:p>1.1424</text:p>
              </table:table-cell>
              <table:table-cell office:value-type="float" office:value="35.2576028351553">
                <text:p>35.2576028351553</text:p>
              </table:table-cell>
              <table:table-cell office:value-type="float" office:value="40.2782854788814">
                <text:p>40.2782854788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835">
                <text:p>1.14835</text:p>
              </table:table-cell>
              <table:table-cell office:value-type="float" office:value="32.9120059726048">
                <text:p>32.9120059726048</text:p>
              </table:table-cell>
              <table:table-cell office:value-type="float" office:value="37.7945020586407">
                <text:p>37.7945020586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43">
                <text:p>1.1543</text:p>
              </table:table-cell>
              <table:table-cell office:value-type="float" office:value="30.204213116886">
                <text:p>30.204213116886</text:p>
              </table:table-cell>
              <table:table-cell office:value-type="float" office:value="34.8647232008215">
                <text:p>34.8647232008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025">
                <text:p>1.16025</text:p>
              </table:table-cell>
              <table:table-cell office:value-type="float" office:value="27.0015739233163">
                <text:p>27.0015739233163</text:p>
              </table:table-cell>
              <table:table-cell office:value-type="float" office:value="31.3285761445277">
                <text:p>31.3285761445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662">
                <text:p>1.1662</text:p>
              </table:table-cell>
              <table:table-cell office:value-type="float" office:value="23.0818603370681">
                <text:p>23.0818603370681</text:p>
              </table:table-cell>
              <table:table-cell office:value-type="float" office:value="26.9180655250888">
                <text:p>26.9180655250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7215">
                <text:p>1.17215</text:p>
              </table:table-cell>
              <table:table-cell office:value-type="float" office:value="18.0284706187987">
                <text:p>18.0284706187987</text:p>
              </table:table-cell>
              <table:table-cell office:value-type="float" office:value="21.1320718358248">
                <text:p>21.1320718358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81">
                <text:p>1.1781</text:p>
              </table:table-cell>
              <table:table-cell office:value-type="float" office:value="10.9061178389803">
                <text:p>10.9061178389803</text:p>
              </table:table-cell>
              <table:table-cell office:value-type="float" office:value="12.8484974261027">
                <text:p>12.8484974261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